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GBPercentBase.getDimen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GBColorFunction.getPercent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GBPercentBase.getBaseLength( PercentBase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GBColorFunction.nb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GBColorFunction.eval( Property [ ] args , PropertyInfo p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GBPercentBase.getBas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